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6592c" officeooo:paragraph-rsid="0016592c"/>
    </style:style>
    <style:style style:name="P2" style:family="paragraph" style:parent-style-name="Standard">
      <style:text-properties officeooo:rsid="0016592c" officeooo:paragraph-rsid="001b12ef"/>
    </style:style>
    <style:style style:name="P3" style:family="paragraph" style:parent-style-name="Standard">
      <style:text-properties officeooo:rsid="0016592c" officeooo:paragraph-rsid="002146a6"/>
    </style:style>
    <style:style style:name="P4" style:family="paragraph" style:parent-style-name="Standard">
      <style:text-properties officeooo:rsid="0016592c" officeooo:paragraph-rsid="002da169"/>
    </style:style>
    <style:style style:name="P5" style:family="paragraph" style:parent-style-name="Standard">
      <style:text-properties officeooo:rsid="0016592c" officeooo:paragraph-rsid="0037c8ab"/>
    </style:style>
    <style:style style:name="P6" style:family="paragraph" style:parent-style-name="Text_20_body">
      <style:paragraph-properties fo:margin-left="0in" fo:margin-right="0in" fo:margin-top="0in" fo:margin-bottom="0in" style:contextual-spacing="false" fo:text-indent="0in" style:auto-text-indent="false"/>
      <style:text-properties officeooo:rsid="0016592c" officeooo:paragraph-rsid="0042bf2f"/>
    </style:style>
    <style:style style:name="P7" style:family="paragraph" style:parent-style-name="Standard">
      <style:text-properties officeooo:rsid="0016592c" officeooo:paragraph-rsid="006690fa"/>
    </style:style>
    <style:style style:name="P8" style:family="paragraph" style:parent-style-name="Standard">
      <style:text-properties officeooo:rsid="0016592c" officeooo:paragraph-rsid="007035a9"/>
    </style:style>
    <style:style style:name="P9" style:family="paragraph" style:parent-style-name="Standard">
      <style:text-properties fo:font-weight="bold" officeooo:rsid="0016592c" officeooo:paragraph-rsid="0016592c" style:font-weight-asian="bold" style:font-weight-complex="bold"/>
    </style:style>
    <style:style style:name="P10" style:family="paragraph" style:parent-style-name="Standard">
      <style:text-properties fo:font-weight="bold" officeooo:rsid="0016592c" officeooo:paragraph-rsid="002146a6" style:font-weight-asian="bold" style:font-weight-complex="bold"/>
    </style:style>
    <style:style style:name="P11" style:family="paragraph" style:parent-style-name="Standard">
      <style:text-properties fo:font-weight="bold" officeooo:rsid="002146a6" officeooo:paragraph-rsid="002146a6" style:font-weight-asian="bold" style:font-weight-complex="bold"/>
    </style:style>
    <style:style style:name="P12" style:family="paragraph" style:parent-style-name="Standard">
      <style:text-properties fo:font-weight="bold" officeooo:rsid="002146a6" officeooo:paragraph-rsid="0016592c" style:font-weight-asian="bold" style:font-weight-complex="bold"/>
    </style:style>
    <style:style style:name="P13" style:family="paragraph" style:parent-style-name="Standard">
      <style:text-properties fo:font-weight="bold" officeooo:rsid="001fcfa9" officeooo:paragraph-rsid="001fcfa9" style:font-weight-asian="bold" style:font-weight-complex="bold"/>
    </style:style>
    <style:style style:name="P14" style:family="paragraph" style:parent-style-name="Standard">
      <style:text-properties fo:font-weight="bold" officeooo:rsid="002da169" officeooo:paragraph-rsid="002da169" style:font-weight-asian="bold" style:font-weight-complex="bold"/>
    </style:style>
    <style:style style:name="P15" style:family="paragraph" style:parent-style-name="Standard">
      <style:text-properties fo:font-weight="bold" officeooo:rsid="005db0e6" officeooo:paragraph-rsid="005db0e6" style:font-weight-asian="bold" style:font-weight-complex="bold"/>
    </style:style>
    <style:style style:name="P16" style:family="paragraph" style:parent-style-name="Standard">
      <style:text-properties fo:font-weight="bold" officeooo:rsid="006391a4" officeooo:paragraph-rsid="006391a4" style:font-weight-asian="bold" style:font-weight-complex="bold"/>
    </style:style>
    <style:style style:name="P17" style:family="paragraph" style:parent-style-name="Standard">
      <style:text-properties fo:font-weight="bold" officeooo:rsid="0065703c" officeooo:paragraph-rsid="0065703c" style:font-weight-asian="bold" style:font-weight-complex="bold"/>
    </style:style>
    <style:style style:name="P18" style:family="paragraph" style:parent-style-name="Standard">
      <style:text-properties fo:font-weight="bold" officeooo:rsid="00625540" officeooo:paragraph-rsid="00625540" style:font-weight-asian="bold" style:font-weight-complex="bold"/>
    </style:style>
    <style:style style:name="P19" style:family="paragraph" style:parent-style-name="Standard">
      <style:text-properties fo:font-weight="bold" officeooo:rsid="007035a9" officeooo:paragraph-rsid="007035a9" style:font-weight-asian="bold" style:font-weight-complex="bold"/>
    </style:style>
    <style:style style:name="P20" style:family="paragraph" style:parent-style-name="Standard">
      <style:text-properties fo:font-weight="bold" officeooo:rsid="001b3785" officeooo:paragraph-rsid="0040a1e8" style:font-weight-asian="bold" style:font-weight-complex="bold"/>
    </style:style>
    <style:style style:name="P21" style:family="paragraph" style:parent-style-name="Standard">
      <style:text-properties officeooo:rsid="001d5452" officeooo:paragraph-rsid="001d5452"/>
    </style:style>
    <style:style style:name="P22" style:family="paragraph" style:parent-style-name="Standard">
      <style:text-properties officeooo:rsid="001d5452" officeooo:paragraph-rsid="001f3f60"/>
    </style:style>
    <style:style style:name="P23" style:family="paragraph" style:parent-style-name="Standard">
      <style:text-properties officeooo:rsid="001d5452" officeooo:paragraph-rsid="002af74c"/>
    </style:style>
    <style:style style:name="P24" style:family="paragraph" style:parent-style-name="Standard">
      <style:text-properties officeooo:rsid="001d5452" officeooo:paragraph-rsid="006391a4"/>
    </style:style>
    <style:style style:name="P25" style:family="paragraph" style:parent-style-name="Standard">
      <style:text-properties officeooo:rsid="001f3f60" officeooo:paragraph-rsid="001f3f60"/>
    </style:style>
    <style:style style:name="P26" style:family="paragraph" style:parent-style-name="Standard">
      <style:text-properties officeooo:rsid="001f3f60" officeooo:paragraph-rsid="00353e13"/>
    </style:style>
    <style:style style:name="P27" style:family="paragraph" style:parent-style-name="Standard">
      <style:text-properties officeooo:rsid="001f3f60" officeooo:paragraph-rsid="0065703c"/>
    </style:style>
    <style:style style:name="P28" style:family="paragraph" style:parent-style-name="Standard">
      <style:text-properties officeooo:rsid="0022cd9e" officeooo:paragraph-rsid="0043e0ac"/>
    </style:style>
    <style:style style:name="P29" style:family="paragraph" style:parent-style-name="Standard">
      <style:text-properties officeooo:rsid="0022cd9e" officeooo:paragraph-rsid="00562510"/>
    </style:style>
    <style:style style:name="P30" style:family="paragraph" style:parent-style-name="Standard">
      <style:text-properties officeooo:rsid="002c22eb" officeooo:paragraph-rsid="002c22eb"/>
    </style:style>
    <style:style style:name="P31" style:family="paragraph" style:parent-style-name="Standard">
      <style:text-properties officeooo:rsid="002c22eb" officeooo:paragraph-rsid="00353e13"/>
    </style:style>
    <style:style style:name="P32" style:family="paragraph" style:parent-style-name="Standard">
      <style:text-properties fo:font-weight="normal" officeooo:rsid="002c22eb" officeooo:paragraph-rsid="002c22eb" style:font-weight-asian="normal" style:font-weight-complex="normal"/>
    </style:style>
    <style:style style:name="P33" style:family="paragraph" style:parent-style-name="Standard">
      <style:text-properties fo:font-weight="normal" officeooo:rsid="0036ccd9" officeooo:paragraph-rsid="0036ccd9" style:font-weight-asian="normal" style:font-weight-complex="normal"/>
    </style:style>
    <style:style style:name="P34" style:family="paragraph" style:parent-style-name="Standard">
      <style:text-properties fo:font-weight="normal" officeooo:rsid="00353e13" officeooo:paragraph-rsid="00353e13" style:font-weight-asian="normal" style:font-weight-complex="normal"/>
    </style:style>
    <style:style style:name="P35" style:family="paragraph" style:parent-style-name="Standard">
      <style:text-properties fo:font-weight="normal" officeooo:rsid="003e6a67" officeooo:paragraph-rsid="0065703c" style:font-weight-asian="normal" style:font-weight-complex="normal"/>
    </style:style>
    <style:style style:name="P36" style:family="paragraph" style:parent-style-name="Standard">
      <style:text-properties fo:font-style="normal" fo:font-weight="normal" officeooo:rsid="0028619c" officeooo:paragraph-rsid="0043e0ac" style:font-style-asian="normal" style:font-weight-asian="normal" style:font-style-complex="normal" style:font-weight-complex="normal"/>
    </style:style>
    <style:style style:name="P37" style:family="paragraph" style:parent-style-name="Standard">
      <style:text-properties officeooo:rsid="0037c8ab" officeooo:paragraph-rsid="0037c8ab"/>
    </style:style>
    <style:style style:name="P38" style:family="paragraph" style:parent-style-name="Standard">
      <style:text-properties officeooo:rsid="001a61a3" officeooo:paragraph-rsid="0040a1e8"/>
    </style:style>
    <style:style style:name="P39" style:family="paragraph" style:parent-style-name="Standard">
      <style:text-properties officeooo:rsid="001a61a3" officeooo:paragraph-rsid="0069380f"/>
    </style:style>
    <style:style style:name="P40" style:family="paragraph" style:parent-style-name="Standard">
      <style:text-properties style:text-underline-style="none" fo:font-weight="bold" officeooo:rsid="00432e9a" officeooo:paragraph-rsid="0043e0ac" style:font-weight-asian="bold" style:font-weight-complex="bold"/>
    </style:style>
    <style:style style:name="P41" style:family="paragraph" style:parent-style-name="Standard">
      <style:text-properties style:text-underline-style="none" fo:font-weight="bold" officeooo:rsid="00432e9a" officeooo:paragraph-rsid="0044c105" style:font-weight-asian="bold" style:font-weight-complex="bold"/>
    </style:style>
    <style:style style:name="P42" style:family="paragraph" style:parent-style-name="Standard">
      <style:text-properties style:text-underline-style="none" fo:font-weight="bold" officeooo:rsid="00432e9a" officeooo:paragraph-rsid="00484996" style:font-weight-asian="bold" style:font-weight-complex="bold"/>
    </style:style>
    <style:style style:name="P43" style:family="paragraph" style:parent-style-name="Standard">
      <style:text-properties style:text-underline-style="none" fo:font-weight="bold" officeooo:rsid="00432e9a" officeooo:paragraph-rsid="00562510" style:font-weight-asian="bold" style:font-weight-complex="bold"/>
    </style:style>
    <style:style style:name="P44" style:family="paragraph" style:parent-style-name="Standard">
      <style:text-properties style:text-underline-style="none" fo:font-weight="bold" officeooo:rsid="0027dbe4" officeooo:paragraph-rsid="0044c105" style:font-weight-asian="bold" style:font-weight-complex="bold"/>
    </style:style>
    <style:style style:name="P45" style:family="paragraph" style:parent-style-name="Standard">
      <style:text-properties style:text-underline-style="none" fo:font-weight="bold" officeooo:rsid="001b12ef" officeooo:paragraph-rsid="0044c105" style:font-weight-asian="bold" style:font-weight-complex="bold"/>
    </style:style>
    <style:style style:name="P46" style:family="paragraph" style:parent-style-name="Standard">
      <style:text-properties style:text-underline-style="none" fo:font-weight="bold" officeooo:rsid="001b12ef" officeooo:paragraph-rsid="004f5660" style:font-weight-asian="bold" style:font-weight-complex="bold"/>
    </style:style>
    <style:style style:name="P47" style:family="paragraph" style:parent-style-name="Standard">
      <style:text-properties style:text-underline-style="none" fo:font-weight="bold" officeooo:rsid="0028619c" officeooo:paragraph-rsid="0043e0ac" style:font-weight-asian="bold" style:font-weight-complex="bold"/>
    </style:style>
    <style:style style:name="P48" style:family="paragraph" style:parent-style-name="Standard">
      <style:text-properties style:text-underline-style="none" fo:font-weight="bold" officeooo:rsid="0043e0ac" officeooo:paragraph-rsid="0043e0ac" style:font-weight-asian="bold" style:font-weight-complex="bold"/>
    </style:style>
    <style:style style:name="P49" style:family="paragraph" style:parent-style-name="Standard">
      <style:text-properties style:text-underline-style="none" fo:font-weight="bold" officeooo:rsid="0043e0ac" officeooo:paragraph-rsid="0052bf32" style:font-weight-asian="bold" style:font-weight-complex="bold"/>
    </style:style>
    <style:style style:name="P50" style:family="paragraph" style:parent-style-name="Standard">
      <style:text-properties style:text-underline-style="none" fo:font-weight="bold" officeooo:rsid="005181ba" officeooo:paragraph-rsid="0052bf32" style:font-weight-asian="bold" style:font-weight-complex="bold"/>
    </style:style>
    <style:style style:name="P51" style:family="paragraph" style:parent-style-name="Standard">
      <style:text-properties style:text-underline-style="none" fo:font-weight="bold" officeooo:rsid="00562510" officeooo:paragraph-rsid="00562510" style:font-weight-asian="bold" style:font-weight-complex="bold"/>
    </style:style>
    <style:style style:name="P52" style:family="paragraph" style:parent-style-name="Standard">
      <style:text-properties style:text-underline-style="none" fo:font-weight="normal" officeooo:rsid="004ae8d3" officeooo:paragraph-rsid="004ae8d3" style:font-weight-asian="normal" style:font-weight-complex="normal"/>
    </style:style>
    <style:style style:name="P53" style:family="paragraph" style:parent-style-name="Standard">
      <style:text-properties style:text-underline-style="none" fo:font-weight="normal" officeooo:rsid="004ae8d3" officeooo:paragraph-rsid="00540e49" style:font-weight-asian="normal" style:font-weight-complex="normal"/>
    </style:style>
    <style:style style:name="P54" style:family="paragraph" style:parent-style-name="Standard">
      <style:text-properties style:text-underline-style="none" fo:font-weight="normal" officeooo:rsid="0043e0ac" officeooo:paragraph-rsid="0043e0ac" style:font-weight-asian="normal" style:font-weight-complex="normal"/>
    </style:style>
    <style:style style:name="P55" style:family="paragraph" style:parent-style-name="Standard">
      <style:text-properties style:text-underline-style="none" fo:font-weight="normal" officeooo:rsid="0027dbe4" officeooo:paragraph-rsid="0044c105" style:font-weight-asian="normal" style:font-weight-complex="normal"/>
    </style:style>
    <style:style style:name="P56" style:family="paragraph" style:parent-style-name="Standard">
      <style:text-properties style:text-underline-style="none" fo:font-weight="normal" officeooo:rsid="0027dbe4" officeooo:paragraph-rsid="004cd8a3" style:font-weight-asian="normal" style:font-weight-complex="normal"/>
    </style:style>
    <style:style style:name="P57" style:family="paragraph" style:parent-style-name="Standard">
      <style:text-properties style:text-underline-style="none" fo:font-weight="normal" officeooo:rsid="00484996" officeooo:paragraph-rsid="004cd8a3" style:font-weight-asian="normal" style:font-weight-complex="normal"/>
    </style:style>
    <style:style style:name="P58" style:family="paragraph" style:parent-style-name="Standard">
      <style:text-properties style:text-underline-style="none" fo:font-weight="normal" officeooo:rsid="004f5660" officeooo:paragraph-rsid="004f5660" style:font-weight-asian="normal" style:font-weight-complex="normal"/>
    </style:style>
    <style:style style:name="P59" style:family="paragraph" style:parent-style-name="Standard">
      <style:text-properties style:text-underline-style="none" fo:font-weight="normal" officeooo:rsid="00432e9a" officeooo:paragraph-rsid="0045ffe9" style:font-weight-asian="normal" style:font-weight-complex="normal"/>
    </style:style>
    <style:style style:name="P60" style:family="paragraph" style:parent-style-name="Standard">
      <style:text-properties style:text-underline-style="none" fo:font-weight="normal" officeooo:rsid="00432e9a" officeooo:paragraph-rsid="00484996" style:font-weight-asian="normal" style:font-weight-complex="normal"/>
    </style:style>
    <style:style style:name="P61" style:family="paragraph" style:parent-style-name="Standard">
      <style:text-properties style:text-underline-style="none" fo:font-weight="normal" officeooo:rsid="00432e9a" officeooo:paragraph-rsid="00540e49" style:font-weight-asian="normal" style:font-weight-complex="normal"/>
    </style:style>
    <style:style style:name="P62" style:family="paragraph" style:parent-style-name="Standard">
      <style:text-properties style:text-underline-style="none" fo:font-weight="normal" officeooo:rsid="005181ba" officeooo:paragraph-rsid="0052bf32" style:font-weight-asian="normal" style:font-weight-complex="normal"/>
    </style:style>
    <style:style style:name="P63" style:family="paragraph" style:parent-style-name="Standard">
      <style:text-properties style:text-underline-style="none" fo:font-weight="normal" officeooo:rsid="005181ba" officeooo:paragraph-rsid="005d4bf0" style:font-weight-asian="normal" style:font-weight-complex="normal"/>
    </style:style>
    <style:style style:name="P64" style:family="paragraph" style:parent-style-name="Standard">
      <style:text-properties style:text-underline-style="none" fo:font-weight="normal" officeooo:rsid="00540e49" officeooo:paragraph-rsid="00540e49" style:font-weight-asian="normal" style:font-weight-complex="normal"/>
    </style:style>
    <style:style style:name="P65" style:family="paragraph" style:parent-style-name="Standard">
      <style:text-properties style:text-underline-style="none" fo:font-weight="normal" officeooo:rsid="0049e829" officeooo:paragraph-rsid="00540e49" style:font-weight-asian="normal" style:font-weight-complex="normal"/>
    </style:style>
    <style:style style:name="P66" style:family="paragraph" style:parent-style-name="Standard">
      <style:text-properties style:text-underline-style="none" fo:font-weight="normal" officeooo:rsid="001b12ef" officeooo:paragraph-rsid="00562510" style:font-weight-asian="normal" style:font-weight-complex="normal"/>
    </style:style>
    <style:style style:name="P67" style:family="paragraph" style:parent-style-name="Standard">
      <style:text-properties style:text-underline-style="none" fo:font-weight="normal" officeooo:rsid="006911d7" officeooo:paragraph-rsid="006911d7" style:font-weight-asian="normal" style:font-weight-complex="normal"/>
    </style:style>
    <style:style style:name="P68" style:family="paragraph" style:parent-style-name="Standard">
      <style:text-properties style:text-underline-style="none" officeooo:rsid="00484996" officeooo:paragraph-rsid="00488ce8"/>
    </style:style>
    <style:style style:name="P69" style:family="paragraph" style:parent-style-name="Standard">
      <style:text-properties officeooo:rsid="0028619c" officeooo:paragraph-rsid="0044c105"/>
    </style:style>
    <style:style style:name="P70" style:family="paragraph" style:parent-style-name="Standard">
      <style:text-properties officeooo:rsid="001b12ef" officeooo:paragraph-rsid="004741c4"/>
    </style:style>
    <style:style style:name="P71" style:family="paragraph" style:parent-style-name="Standard">
      <style:text-properties officeooo:rsid="001b12ef" officeooo:paragraph-rsid="00488ce8"/>
    </style:style>
    <style:style style:name="P72" style:family="paragraph" style:parent-style-name="Standard">
      <style:text-properties officeooo:rsid="001b12ef" officeooo:paragraph-rsid="00562510"/>
    </style:style>
    <style:style style:name="P73" style:family="paragraph" style:parent-style-name="Standard">
      <style:text-properties officeooo:rsid="001b12ef" officeooo:paragraph-rsid="0022cd9e"/>
    </style:style>
    <style:style style:name="P74" style:family="paragraph" style:parent-style-name="Standard">
      <style:text-properties officeooo:rsid="001cee69" officeooo:paragraph-rsid="00447fb5"/>
    </style:style>
    <style:style style:name="P75" style:family="paragraph" style:parent-style-name="Standard">
      <style:text-properties officeooo:rsid="001cee69" officeooo:paragraph-rsid="0044c105"/>
    </style:style>
    <style:style style:name="P76" style:family="paragraph" style:parent-style-name="Standard">
      <style:text-properties officeooo:rsid="002a2d1e" officeooo:paragraph-rsid="0043e0ac"/>
    </style:style>
    <style:style style:name="P77" style:family="paragraph" style:parent-style-name="Standard">
      <style:text-properties officeooo:rsid="00447fb5" officeooo:paragraph-rsid="00447fb5"/>
    </style:style>
    <style:style style:name="P78" style:family="paragraph" style:parent-style-name="Standard">
      <style:text-properties officeooo:rsid="00447fb5" officeooo:paragraph-rsid="0044c105"/>
    </style:style>
    <style:style style:name="P79" style:family="paragraph" style:parent-style-name="Standard">
      <style:text-properties officeooo:rsid="0027dbe4" officeooo:paragraph-rsid="0044c105"/>
    </style:style>
    <style:style style:name="P80" style:family="paragraph" style:parent-style-name="Standard">
      <style:text-properties officeooo:rsid="0045ffe9" officeooo:paragraph-rsid="0044c105"/>
    </style:style>
    <style:style style:name="P81" style:family="paragraph" style:parent-style-name="Standard">
      <style:text-properties officeooo:rsid="0045ffe9" officeooo:paragraph-rsid="0045ffe9"/>
    </style:style>
    <style:style style:name="P82" style:family="paragraph" style:parent-style-name="Standard">
      <style:text-properties officeooo:rsid="00484996" officeooo:paragraph-rsid="00484996"/>
    </style:style>
    <style:style style:name="P83" style:family="paragraph" style:parent-style-name="Standard">
      <style:text-properties officeooo:rsid="00484996" officeooo:paragraph-rsid="00488ce8"/>
    </style:style>
    <style:style style:name="P84" style:family="paragraph" style:parent-style-name="Standard">
      <style:text-properties officeooo:rsid="004f5660" officeooo:paragraph-rsid="004f5660"/>
    </style:style>
    <style:style style:name="P85" style:family="paragraph" style:parent-style-name="Standard">
      <style:text-properties officeooo:rsid="004741c4" officeooo:paragraph-rsid="004741c4"/>
    </style:style>
    <style:style style:name="P86" style:family="paragraph" style:parent-style-name="Standard">
      <style:text-properties officeooo:rsid="004741c4" officeooo:paragraph-rsid="00562510"/>
    </style:style>
    <style:style style:name="P87" style:family="paragraph" style:parent-style-name="Standard">
      <style:text-properties officeooo:rsid="004741c4" officeooo:paragraph-rsid="0044c105"/>
    </style:style>
    <style:style style:name="P88" style:family="paragraph" style:parent-style-name="Standard">
      <style:text-properties officeooo:rsid="004b58b9" officeooo:paragraph-rsid="00562510"/>
    </style:style>
    <style:style style:name="P89" style:family="paragraph" style:parent-style-name="Standard">
      <style:text-properties officeooo:rsid="004cd8a3" officeooo:paragraph-rsid="00562510"/>
    </style:style>
    <style:style style:name="P90" style:family="paragraph" style:parent-style-name="Standard">
      <style:text-properties officeooo:rsid="00353e13" officeooo:paragraph-rsid="00562510"/>
    </style:style>
    <style:style style:name="P91" style:family="paragraph" style:parent-style-name="Standard">
      <style:text-properties officeooo:rsid="00574823" officeooo:paragraph-rsid="00574823"/>
    </style:style>
    <style:style style:name="P92" style:family="paragraph" style:parent-style-name="Standard">
      <style:text-properties officeooo:rsid="0057d183" officeooo:paragraph-rsid="0057d183"/>
    </style:style>
    <style:style style:name="P93" style:family="paragraph" style:parent-style-name="Standard">
      <style:text-properties officeooo:rsid="00597106" officeooo:paragraph-rsid="00597106"/>
    </style:style>
    <style:style style:name="P94" style:family="paragraph" style:parent-style-name="Standard">
      <style:text-properties officeooo:rsid="0059b301" officeooo:paragraph-rsid="0059b301"/>
    </style:style>
    <style:style style:name="P95" style:family="paragraph" style:parent-style-name="Standard">
      <style:text-properties officeooo:rsid="0044c105" officeooo:paragraph-rsid="0044c105"/>
    </style:style>
    <style:style style:name="P96" style:family="paragraph" style:parent-style-name="Standard">
      <style:text-properties officeooo:rsid="005be79e" officeooo:paragraph-rsid="005be79e"/>
    </style:style>
    <style:style style:name="P97" style:family="paragraph" style:parent-style-name="Standard">
      <style:text-properties officeooo:rsid="005d4bf0" officeooo:paragraph-rsid="005d4bf0"/>
    </style:style>
    <style:style style:name="P98" style:family="paragraph" style:parent-style-name="Standard">
      <style:text-properties officeooo:rsid="005db0e6" officeooo:paragraph-rsid="005db0e6"/>
    </style:style>
    <style:style style:name="P99" style:family="paragraph" style:parent-style-name="Standard">
      <style:text-properties officeooo:rsid="005ea313" officeooo:paragraph-rsid="005ea313"/>
    </style:style>
    <style:style style:name="P100" style:family="paragraph" style:parent-style-name="Standard">
      <style:text-properties officeooo:rsid="006098f4" officeooo:paragraph-rsid="006098f4"/>
    </style:style>
    <style:style style:name="P101" style:family="paragraph" style:parent-style-name="Standard">
      <style:text-properties officeooo:rsid="00625540" officeooo:paragraph-rsid="00625540"/>
    </style:style>
    <style:style style:name="P102" style:family="paragraph" style:parent-style-name="Standard">
      <style:text-properties officeooo:rsid="002af74c" officeooo:paragraph-rsid="002af74c"/>
    </style:style>
    <style:style style:name="P103" style:family="paragraph" style:parent-style-name="Standard">
      <style:text-properties officeooo:rsid="006391a4" officeooo:paragraph-rsid="006391a4"/>
    </style:style>
    <style:style style:name="P104" style:family="paragraph" style:parent-style-name="Standard">
      <style:text-properties officeooo:rsid="0065703c" officeooo:paragraph-rsid="0065703c"/>
    </style:style>
    <style:style style:name="P105" style:family="paragraph" style:parent-style-name="Standard">
      <style:text-properties officeooo:rsid="006605b0" officeooo:paragraph-rsid="006605b0"/>
    </style:style>
    <style:style style:name="P106" style:family="paragraph" style:parent-style-name="Standard">
      <style:text-properties officeooo:rsid="00668947" officeooo:paragraph-rsid="00668947"/>
    </style:style>
    <style:style style:name="P107" style:family="paragraph" style:parent-style-name="Standard">
      <style:text-properties officeooo:rsid="00668947" officeooo:paragraph-rsid="006690fa"/>
    </style:style>
    <style:style style:name="P108" style:family="paragraph" style:parent-style-name="Standard">
      <style:text-properties officeooo:rsid="006690fa" officeooo:paragraph-rsid="006690fa"/>
    </style:style>
    <style:style style:name="P109" style:family="paragraph" style:parent-style-name="Standard">
      <style:text-properties officeooo:rsid="006859d0" officeooo:paragraph-rsid="006859d0"/>
    </style:style>
    <style:style style:name="P110" style:family="paragraph" style:parent-style-name="Standard">
      <style:text-properties officeooo:rsid="00687c52" officeooo:paragraph-rsid="00687c52"/>
    </style:style>
    <style:style style:name="P111" style:family="paragraph" style:parent-style-name="Standard">
      <style:text-properties officeooo:rsid="0069380f" officeooo:paragraph-rsid="0069380f"/>
    </style:style>
    <style:style style:name="P112" style:family="paragraph" style:parent-style-name="Standard">
      <style:text-properties officeooo:rsid="006aa5b2" officeooo:paragraph-rsid="006aa5b2"/>
    </style:style>
    <style:style style:name="P113" style:family="paragraph" style:parent-style-name="Text_20_body">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style:font-name="Calibri" fo:font-size="12pt" officeooo:rsid="0016592c" officeooo:paragraph-rsid="005be79e"/>
    </style:style>
    <style:style style:name="P114"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2pt" officeooo:paragraph-rsid="005be79e"/>
    </style:style>
    <style:style style:name="P115" style:family="paragraph" style:parent-style-name="Text_20_body">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style:font-name="Calibri" fo:font-size="12pt" officeooo:paragraph-rsid="005be79e"/>
    </style:style>
    <style:style style:name="P116"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2pt" officeooo:rsid="0072d7e3" officeooo:paragraph-rsid="0072d7e3"/>
    </style:style>
    <style:style style:name="P117"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2pt" fo:font-weight="bold" officeooo:rsid="00738ac3" officeooo:paragraph-rsid="00738ac3" style:font-weight-asian="bold" style:font-weight-complex="bold"/>
    </style:style>
    <style:style style:name="P118" style:family="paragraph" style:parent-style-name="Text_20_body">
      <style:paragraph-properties fo:margin-left="0in" fo:margin-right="0in" fo:margin-top="0in" fo:margin-bottom="0in" style:contextual-spacing="false" fo:text-indent="0in" style:auto-text-indent="false"/>
      <style:text-properties fo:color="#000000" loext:opacity="100%" style:font-name="Calibri" fo:font-size="12pt" fo:font-weight="bold" officeooo:paragraph-rsid="005be79e" style:font-weight-asian="bold" style:font-weight-complex="bold"/>
    </style:style>
    <style:style style:name="P119" style:family="paragraph" style:parent-style-name="Text_20_body">
      <loext:graphic-properties draw:fill="solid" draw:fill-color="#ffffff" draw:opacity="100%"/>
      <style:paragraph-properties fo:margin-left="0in" fo:margin-right="0in" fo:margin-top="0in" fo:margin-bottom="0in" style:contextual-spacing="false" fo:text-indent="0in" style:auto-text-indent="false" fo:background-color="#ffffff"/>
      <style:text-properties fo:color="#000000" loext:opacity="100%" officeooo:paragraph-rsid="005be79e"/>
    </style:style>
    <style:style style:name="P120" style:family="paragraph" style:parent-style-name="Standard">
      <style:text-properties officeooo:rsid="002146a6" officeooo:paragraph-rsid="007035a9"/>
    </style:style>
    <style:style style:name="P121" style:family="paragraph" style:parent-style-name="Standard">
      <style:text-properties officeooo:rsid="007035a9" officeooo:paragraph-rsid="007035a9"/>
    </style:style>
    <style:style style:name="P122" style:family="paragraph" style:parent-style-name="Text_20_body">
      <style:text-properties style:font-name="Calibri" fo:font-size="11pt" officeooo:rsid="0016592c" officeooo:paragraph-rsid="002146a6"/>
    </style:style>
    <style:style style:name="P123" style:family="paragraph" style:parent-style-name="Text_20_body">
      <style:text-properties style:font-name="Calibri" fo:font-size="11pt" fo:font-weight="bold" officeooo:rsid="0072d7e3" officeooo:paragraph-rsid="0072d7e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f3f60" style:font-weight-asian="bold" style:font-weight-complex="bold"/>
    </style:style>
    <style:style style:name="T3" style:family="text">
      <style:text-properties fo:font-weight="bold" officeooo:rsid="0022cd9e" style:font-weight-asian="bold" style:font-weight-complex="bold"/>
    </style:style>
    <style:style style:name="T4" style:family="text">
      <style:text-properties fo:font-weight="bold" officeooo:rsid="00353e13" style:font-weight-asian="bold" style:font-weight-complex="bold"/>
    </style:style>
    <style:style style:name="T5" style:family="text">
      <style:text-properties fo:font-weight="bold" officeooo:rsid="0028619c" style:font-weight-asian="bold" style:font-weight-complex="bold"/>
    </style:style>
    <style:style style:name="T6" style:family="text">
      <style:text-properties fo:font-weight="bold" officeooo:rsid="002a2d1e" style:font-weight-asian="bold" style:font-weight-complex="bold"/>
    </style:style>
    <style:style style:name="T7" style:family="text">
      <style:text-properties fo:font-weight="bold" officeooo:rsid="003e9965" style:font-weight-asian="bold" style:font-weight-complex="bold"/>
    </style:style>
    <style:style style:name="T8" style:family="text">
      <style:text-properties fo:font-weight="bold" officeooo:rsid="00288e93" style:font-weight-asian="bold" style:font-weight-complex="bold"/>
    </style:style>
    <style:style style:name="T9" style:family="text">
      <style:text-properties fo:font-weight="bold" officeooo:rsid="006391a4" style:font-weight-asian="bold" style:font-weight-complex="bold"/>
    </style:style>
    <style:style style:name="T10" style:family="text">
      <style:text-properties fo:font-weight="bold" officeooo:rsid="00712c62" style:font-weight-asian="bold" style:font-weight-complex="bold"/>
    </style:style>
    <style:style style:name="T11" style:family="text">
      <style:text-properties officeooo:rsid="0019455c"/>
    </style:style>
    <style:style style:name="T12" style:family="text">
      <style:text-properties officeooo:rsid="001cee69"/>
    </style:style>
    <style:style style:name="T13" style:family="text">
      <style:text-properties officeooo:rsid="001f3f60"/>
    </style:style>
    <style:style style:name="T14" style:family="text">
      <style:text-properties officeooo:rsid="001fcfa9"/>
    </style:style>
    <style:style style:name="T15" style:family="text">
      <style:text-properties officeooo:rsid="002146a6"/>
    </style:style>
    <style:style style:name="T16" style:family="text">
      <style:text-properties officeooo:rsid="0022cd9e"/>
    </style:style>
    <style:style style:name="T17" style:family="text">
      <style:text-properties officeooo:rsid="00283ba1"/>
    </style:style>
    <style:style style:name="T18" style:family="text">
      <style:text-properties officeooo:rsid="0028619c"/>
    </style:style>
    <style:style style:name="T19" style:family="text">
      <style:text-properties officeooo:rsid="002a2d1e"/>
    </style:style>
    <style:style style:name="T20" style:family="text">
      <style:text-properties officeooo:rsid="002af74c"/>
    </style:style>
    <style:style style:name="T21" style:family="text">
      <style:text-properties fo:font-weight="normal" style:font-weight-asian="normal" style:font-weight-complex="normal"/>
    </style:style>
    <style:style style:name="T22" style:family="text">
      <style:text-properties officeooo:rsid="002ef9a3"/>
    </style:style>
    <style:style style:name="T23" style:family="text">
      <style:text-properties officeooo:rsid="0033705e"/>
    </style:style>
    <style:style style:name="T24" style:family="text">
      <style:text-properties officeooo:rsid="00353e13"/>
    </style:style>
    <style:style style:name="T25" style:family="text">
      <style:text-properties officeooo:rsid="003d265d"/>
    </style:style>
    <style:style style:name="T26" style:family="text">
      <style:text-properties officeooo:rsid="003e9965"/>
    </style:style>
    <style:style style:name="T27" style:family="text">
      <style:text-properties officeooo:rsid="003f4d55"/>
    </style:style>
    <style:style style:name="T28" style:family="text">
      <style:text-properties officeooo:rsid="00432e9a"/>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432e9a" style:font-weight-asian="bold" style:font-weight-complex="bold"/>
    </style:style>
    <style:style style:name="T31" style:family="text">
      <style:text-properties officeooo:rsid="0044c105"/>
    </style:style>
    <style:style style:name="T32" style:family="text">
      <style:text-properties officeooo:rsid="0045ffe9"/>
    </style:style>
    <style:style style:name="T33" style:family="text">
      <style:text-properties officeooo:rsid="004741c4"/>
    </style:style>
    <style:style style:name="T34" style:family="text">
      <style:text-properties officeooo:rsid="00484996"/>
    </style:style>
    <style:style style:name="T35" style:family="text">
      <style:text-properties officeooo:rsid="00488ce8"/>
    </style:style>
    <style:style style:name="T36" style:family="text">
      <style:text-properties officeooo:rsid="004b58b9"/>
    </style:style>
    <style:style style:name="T37" style:family="text">
      <style:text-properties officeooo:rsid="004cd8a3"/>
    </style:style>
    <style:style style:name="T38" style:family="text">
      <style:text-properties officeooo:rsid="004d680a"/>
    </style:style>
    <style:style style:name="T39" style:family="text">
      <style:text-properties officeooo:rsid="004f5660"/>
    </style:style>
    <style:style style:name="T40" style:family="text">
      <style:text-properties officeooo:rsid="0052bf32"/>
    </style:style>
    <style:style style:name="T41" style:family="text">
      <style:text-properties officeooo:rsid="00540e49"/>
    </style:style>
    <style:style style:name="T42" style:family="text">
      <style:text-properties officeooo:rsid="00547f51"/>
    </style:style>
    <style:style style:name="T43" style:family="text">
      <style:text-properties officeooo:rsid="00574823"/>
    </style:style>
    <style:style style:name="T44" style:family="text">
      <style:text-properties officeooo:rsid="0057d183"/>
    </style:style>
    <style:style style:name="T45" style:family="text">
      <style:text-properties officeooo:rsid="00594de5"/>
    </style:style>
    <style:style style:name="T46" style:family="text">
      <style:text-properties officeooo:rsid="00597106"/>
    </style:style>
    <style:style style:name="T47" style:family="text">
      <style:text-properties officeooo:rsid="005ac1a8"/>
    </style:style>
    <style:style style:name="T48" style:family="text">
      <style:text-properties style:font-name="Calibri" fo:font-size="12pt"/>
    </style:style>
    <style:style style:name="T49" style:family="text">
      <style:text-properties style:font-name="Calibri" fo:font-size="11pt"/>
    </style:style>
    <style:style style:name="T50" style:family="text">
      <style:text-properties style:font-name="Calibri" fo:font-size="11pt" officeooo:rsid="0072d7e3"/>
    </style:style>
    <style:style style:name="T51" style:family="text">
      <style:text-properties officeooo:rsid="005d4bf0"/>
    </style:style>
    <style:style style:name="T52" style:family="text">
      <style:text-properties officeooo:rsid="005db0e6"/>
    </style:style>
    <style:style style:name="T53" style:family="text">
      <style:text-properties officeooo:rsid="005ea313"/>
    </style:style>
    <style:style style:name="T54" style:family="text">
      <style:text-properties officeooo:rsid="006098f4"/>
    </style:style>
    <style:style style:name="T55" style:family="text">
      <style:text-properties officeooo:rsid="006391a4"/>
    </style:style>
    <style:style style:name="T56" style:family="text">
      <style:text-properties officeooo:rsid="0065703c"/>
    </style:style>
    <style:style style:name="T57" style:family="text">
      <style:text-properties officeooo:rsid="00668947"/>
    </style:style>
    <style:style style:name="T58" style:family="text">
      <style:text-properties officeooo:rsid="006690fa"/>
    </style:style>
    <style:style style:name="T59" style:family="text">
      <style:text-properties officeooo:rsid="006859d0"/>
    </style:style>
    <style:style style:name="T60" style:family="text">
      <style:text-properties officeooo:rsid="00687c52"/>
    </style:style>
    <style:style style:name="T61" style:family="text">
      <style:text-properties officeooo:rsid="006911d7"/>
    </style:style>
    <style:style style:name="T62" style:family="text">
      <style:text-properties officeooo:rsid="006d7b1a"/>
    </style:style>
    <style:style style:name="T63" style:family="text">
      <style:text-properties officeooo:rsid="006e60dc"/>
    </style:style>
    <style:style style:name="T64" style:family="text">
      <style:text-properties officeooo:rsid="007035a9"/>
    </style:style>
    <style:style style:name="T65" style:family="text">
      <style:text-properties officeooo:rsid="00749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Unity Tweak Tool – use large mouse cursor</text:p>
      <text:p text:style-name="P51"/>
      <text:p text:style-name="P51">Make some slides for this</text:p>
      <text:p text:style-name="P50">R</text:p>
      <text:p text:style-name="P62">R is the <text:span text:style-name="T40">free and </text:span>open-source programming<text:span text:style-name="T40"> language that is becoming the standard program for data analysis, not just in science, but across disciplines.</text:span> </text:p>
      <text:p text:style-name="P50"/>
      <text:p text:style-name="P50">R<text:span text:style-name="T51">S</text:span>tudio</text:p>
      <text:p text:style-name="P63">R<text:span text:style-name="T40">S</text:span>tudio is the open-source program that 99.99% of R users use. It runs R inside of it and lots of helpful bells and whistles that make R easier. </text:p>
      <text:p text:style-name="P63"/>
      <text:p text:style-name="P63"><text:span text:style-name="T42">R</text:span><text:span text:style-name="T51">S</text:span><text:span text:style-name="T42">tudio </text:span><text:span text:style-name="T51">and the packages they make are a really big deal. I’m very suspicious of big software companies – we don’t need another ESRI. But Rstudio </text:span><text:span text:style-name="T42">is a really good company with good values. <text:s/></text:span></text:p>
      <text:p text:style-name="P49"/>
      <text:p text:style-name="P49"><text:span text:style-name="T21">In the United States, a benefit corporation (or in several jurisdictions including </text:span><text:a xlink:type="simple" xlink:href="https://en.wikipedia.org/wiki/Delaware" text:style-name="Internet_20_link" text:visited-style-name="Visited_20_Internet_20_Link"><text:span text:style-name="T21">Delaware</text:span></text:a><text:span text:style-name="T21">, a public-benefit corporation or PBC) is a kind of for-profit </text:span><text:a xlink:type="simple" xlink:href="https://en.wikipedia.org/wiki/Corporate_entity" text:style-name="Internet_20_link" text:visited-style-name="Visited_20_Internet_20_Link"><text:span text:style-name="T21">corporate entity</text:span></text:a><text:span text:style-name="T21">, authorized by 35 U.S. states and the District of Columbia,</text:span><text:bookmark text:name="cite_ref-1"/><text:a xlink:type="simple" xlink:href="https://en.wikipedia.org/wiki/Benefit_corporation#cite_note-1" text:style-name="Internet_20_link" text:visited-style-name="Visited_20_Internet_20_Link"><text:span text:style-name="T21">[1]</text:span></text:a><text:span text:style-name="T21"> that includes positive impact on society, workers, the community and the environment in addition to profit as its legally defined goals, in that the definition of "best interest of the corporation" is specified to include those impacts.</text:span></text:p>
      <text:p text:style-name="P49"/>
      <text:p text:style-name="P48">R Packages</text:p>
      <text:p text:style-name="P54">Allow R users to easily share functions and datasets with each other. <text:s/><text:span text:style-name="T41">Most commonly used for functions, but I think packages have a lot of potential for data distribution also.</text:span> <text:s/><text:span text:style-name="T41">The main goal of NCIFD is to clean-up and distribute NCWRC datasets among NCWRC staff. But it also hold</text:span><text:span text:style-name="T51">s</text:span><text:span text:style-name="T41"> a bunch of functions that may be useful to you also.</text:span></text:p>
      <text:p text:style-name="P59"/>
      <text:p text:style-name="P51">Switch back to R</text:p>
      <text:p text:style-name="P41">1) Install NCIFD in Rstudio</text:p>
      <text:p text:style-name="P56"><text:span text:style-name="T34">Installing sets up the package on you computer, whe</text:span><text:span text:style-name="T37">re</text:span><text:span text:style-name="T34"> it becomes a ‘library’. <text:s/></text:span></text:p>
      <text:p text:style-name="P57">Library is just a file-system directory with the contents of the package.</text:p>
      <text:p text:style-name="P55"/>
      <text:p text:style-name="P44"><text:span text:style-name="T28">2</text:span>) Load NCIFD – <text:span text:style-name="T35">make NCIFD available in R session</text:span></text:p>
      <text:p text:style-name="P83">search<text:span text:style-name="T35">path</text:span><text:span text:style-name="T38">s</text:span>() → <text:span text:style-name="T51">before</text:span></text:p>
      <text:p text:style-name="P68"/>
      <text:p text:style-name="P79">packages window → check box → click on name to see what’s in it.</text:p>
      <text:p text:style-name="P81">Notice that it ran a line of code in the console window. <text:s/>Specifically it ran the library function</text:p>
      <text:p text:style-name="P81"/>
      <text:p text:style-name="P91">Nerd Break:</text:p>
      <text:p text:style-name="P82">search<text:span text:style-name="T35">path</text:span><text:span text:style-name="T38">s</text:span>() <text:span text:style-name="T39">#uparrow to get back to old commands</text:span></text:p>
      <text:p text:style-name="P42"/>
      <text:p text:style-name="P64">When you run library(), you are making that directory available to R. When you ask R for something, that’s one more place it can look.</text:p>
      <text:p text:style-name="P60"/>
      <text:p text:style-name="P67">Notice: <text:s/>it will look in your global environment first</text:p>
      <text:p text:style-name="P60"/>
      <text:p text:style-name="P71"><text:span text:style-name="T30">3</text:span><text:span text:style-name="T29">) help(NCIFD)</text:span></text:p>
      <text:p text:style-name="P84">everything in R and well-written packages should have help page<text:span text:style-name="T51">s</text:span>. </text:p>
      <text:p text:style-name="P58">NCIFD has a pretty extensive help page</text:p>
      <text:p text:style-name="P80"><text:tab/><text:span text:style-name="T39">vision, goals, and objectives</text:span></text:p>
      <text:p text:style-name="P80"><text:soft-page-break/><text:tab/>can contain hyperlinks – ex open source model, and tidy format</text:p>
      <text:p text:style-name="P52"><text:tab/>also has links for the <text:span text:style-name="T51">other </text:span>functions and objects <text:span text:style-name="T51">inside NCIFD</text:span>.</text:p>
      <text:p text:style-name="P65">****All the datasets and function in NCIFD have help pages</text:p>
      <text:p text:style-name="P53">click the link to the troutDist to open it</text:p>
      <text:p text:style-name="P53"><text:tab/>show how to use the help-tab search also</text:p>
      <text:p text:style-name="P53"><text:tab/><text:tab/>also do it from the conspole</text:p>
      <text:p text:style-name="P61"/>
      <text:p text:style-name="P45"><text:span text:style-name="T28">4</text:span>) <text:span text:style-name="T16">Trout Distribution Dataset</text:span></text:p>
      <text:p text:style-name="P86">Upper-Right Window</text:p>
      <text:p text:style-name="P72"><text:span text:style-name="T33">Environment Tab → </text:span><text:tab/><text:span text:style-name="T36">package = NCIFD</text:span></text:p>
      <text:p text:style-name="P88">double click on troutDist</text:p>
      <text:p text:style-name="P89"/>
      <text:p text:style-name="P97">At least three ways to view the data.set.</text:p>
      <text:p text:style-name="P97">1) Just type the name in the console</text:p>
      <text:p text:style-name="P97"><text:tab/>Show whole thing</text:p>
      <text:p text:style-name="P97"><text:tab/>Show head()</text:p>
      <text:p text:style-name="P89"/>
      <text:p text:style-name="P89"><text:span text:style-name="T51">2) </text:span>click on the View() button – <text:span text:style-name="T41">brings up a spreadsheety interface, </text:span><text:span text:style-name="T43">lets you sort by columns</text:span></text:p>
      <text:p text:style-name="P29"/>
      <text:p text:style-name="P90"><text:span text:style-name="T51">3) </text:span>Export a R dataset as a CSV file</text:p>
      <text:p text:style-name="P66">write.csv(troutDist, file = '~/<text:span text:style-name="T17">Downloads/</text:span>troutDist.csv', <text:span text:style-name="T37">row.names = FALSE</text:span><text:span text:style-name="T12">)</text:span><text:span text:style-name="T22"> </text:span></text:p>
      <text:p text:style-name="P43"/>
      <text:p text:style-name="P69"><text:span text:style-name="T32">search for </text:span>troutDist in help window</text:p>
      <text:p text:style-name="P87">format; data.frame with number of rows and columns</text:p>
      <text:p text:style-name="P87">what’s in the columns</text:p>
      <text:p text:style-name="P70"><text:tab/><text:span text:style-name="T43">Consistent column naming format</text:span></text:p>
      <text:p text:style-name="P70"><text:tab/><text:tab/><text:span text:style-name="T43">Camel Case</text:span></text:p>
      <text:p text:style-name="P70"><text:tab/><text:tab/><text:span text:style-name="T43">date – always an R date – no only is it a date, but R recognises it as a date</text:span></text:p>
      <text:p text:style-name="P70"><text:tab/><text:tab/><text:span text:style-name="T43">effort_s, waterTemp_c – units seperated by an underscore</text:span></text:p>
      <text:p text:style-name="P70"><text:tab/><text:tab/><text:span text:style-name="T43">sp is always species – in this case there is spCat and spList</text:span><text:tab/></text:p>
      <text:p text:style-name="P70"><text:span text:style-name="T33">Author – </text:span><text:span text:style-name="T43">me because I wrote the</text:span></text:p>
      <text:p text:style-name="P85">Source – Jake, e-mail hyperlink, and when was last updated.</text:p>
      <text:p text:style-name="P85">Examples more useful with functions.</text:p>
      <text:p text:style-name="P41"/>
      <text:p text:style-name="P46"><text:span text:style-name="T39">5</text:span>) <text:span text:style-name="T47">NCARP</text:span><text:span text:style-name="T16"> </text:span></text:p>
      <text:p text:style-name="P47"><text:span text:style-name="T25">P</text:span>ackage folder structure:</text:p>
      <text:p text:style-name="P28"><text:tab/>/<text:span text:style-name="T18">data</text:span></text:p>
      <text:p text:style-name="P36"><text:tab/>/data-raw</text:p>
      <text:p text:style-name="P28"><text:tab/>/<text:span text:style-name="T18">R</text:span></text:p>
      <text:p text:style-name="P28"><text:tab/>/<text:span text:style-name="T18">tests</text:span></text:p>
      <text:p text:style-name="P28"/>
      <text:p text:style-name="P28"><text:span text:style-name="T5">Show the /</text:span><text:span text:style-name="T8">data-raw </text:span><text:span text:style-name="T5">script</text:span></text:p>
      <text:p text:style-name="P98">The data.sets <text:s/>stored in the package are created by scripts. The scripts clean-up the raw data and save it in the package.</text:p>
      <text:p text:style-name="P98"><text:s/></text:p>
      <text:p text:style-name="P77"><text:span text:style-name="T44">ncarp</text:span>.R - Basic Example</text:p>
      <text:p text:style-name="P92">Load Libraries</text:p>
      <text:p text:style-name="P92">Read data in excel format</text:p>
      <text:p text:style-name="P92">Unit Conversions – convert Freedom Units to metric units</text:p>
      <text:p text:style-name="P92"><text:soft-page-break/>Waterbody Names</text:p>
      <text:p text:style-name="P92"><text:tab/><text:span text:style-name="T45">Clean-up so, for example Lake James is not James Lake</text:span></text:p>
      <text:p text:style-name="P92"><text:tab/><text:span text:style-name="T45">also </text:span><text:span text:style-name="T46">un-correct the </text:span><text:span text:style-name="T45">spelling of Apalachia</text:span></text:p>
      <text:p text:style-name="P93">Fish Species Names – convert to their proper name (matches fishes)</text:p>
      <text:p text:style-name="P94">Make fish species codes</text:p>
      <text:p text:style-name="P93">Calc Relative Weight <text:span text:style-name="T52">using the relative weight function in the package</text:span></text:p>
      <text:p text:style-name="P94">Removes duplicate observations – some were entered twice</text:p>
      <text:p text:style-name="P93">Saves and double-checks to make sure it saved</text:p>
      <text:p text:style-name="P78"/>
      <text:p text:style-name="P77">coldwaterStockingTrips.R – <text:span text:style-name="T31">More (Most !) Complicated Example</text:span></text:p>
      <text:p text:style-name="P74"><text:tab/><text:span text:style-name="T31">Maybe not the most technical coding, but medalist for the PITA award</text:span></text:p>
      <text:p text:style-name="P95"/>
      <text:p text:style-name="P105">mtsl – gold medal for awfulness (~ 500 lines)</text:p>
      <text:p text:style-name="P95"/>
      <text:p text:style-name="P94">Not just in Fisheries, but in the whole world, data clean-up is the time eater in data analysis. <text:s/>You see stats like data analysis spend 80% of their time just cleaning-up the data so they can do an analysis. <text:s/>The goal of the package datasets is that the hard work is <text:span text:style-name="T31">done … </text:span>s<text:span text:style-name="T31">o you can </text:span>just jump in and answer whatever questions you want to answer<text:span text:style-name="T31">.</text:span></text:p>
      <text:p text:style-name="P75"/>
      <text:p text:style-name="P15">Tests</text:p>
      <text:p text:style-name="P28"><text:span text:style-name="T5">/</text:span><text:span text:style-name="T6">tests </text:span><text:span text:style-name="T5">script</text:span><text:span text:style-name="T18"> – &gt; </text:span><text:span text:style-name="T28">18</text:span><text:span text:style-name="T23">k package-wide</text:span></text:p>
      <text:p text:style-name="P98">I think of these like I setting little trip wires to detect problems. <text:s/>My philosophy is to set lots and lots of trip wires, because there are more potential problems than I can imagine. <text:s/>More tripwoire = more chances of finding unanticipated problems. <text:s/>In the case of data, I am making sure I didn’t make some gross error when working on the script and nuke the dataset. <text:s/>But I can also look for logical problems in the data and <text:span text:style-name="T53">often find errors in the raw data that I can report back to whomever is in charge of the data.</text:span></text:p>
      <text:p text:style-name="P98"/>
      <text:p text:style-name="P76">walk through the script</text:p>
      <text:p text:style-name="P40"/>
      <text:p text:style-name="P96">6) Revisit help(NCIFD)</text:p>
      <text:p text:style-name="P99">there are currently 20 datasets in the pacakge</text:p>
      <text:p text:style-name="P99">ongoing projects: blackBassGenetics, troutDist, troutBarriers</text:p>
      <text:p text:style-name="P99">hatchery: mtsl, coldwaterStockingTrips, coldwaterStockingCoods, wwsl, warmwaterStockingTrips</text:p>
      <text:p text:style-name="P99">other research: zipCodeCoords, townCoords, <text:span text:style-name="T54">afsFishes, </text:span>fishes</text:p>
      <text:p text:style-name="P99">administrative: staff, accountCodes, waterbodies, reports, lostReports</text:p>
      <text:p text:style-name="P99"/>
      <text:p text:style-name="P99">wwsl goes back 5 years earlier than on PAWS</text:p>
      <text:p text:style-name="P100">zipCodeCoords – info to convert angler-provided zipcodes to place names and GPS coordinates</text:p>
      <text:p text:style-name="P100">afsFishes – mined these out of the pdf document</text:p>
      <text:p text:style-name="P100">fishes – built from many sources</text:p>
      <text:p text:style-name="P73"/>
      <text:p text:style-name="P18">FUNCTION<text:span text:style-name="T57">S</text:span></text:p>
      <text:p text:style-name="P101">Sharing functions is the traditional role of an R package</text:p>
      <text:p text:style-name="P73"/>
      <text:p text:style-name="P101">Package has 45 functions. <text:s/>Many of these you’ll never care about, some of them are just for specific and repeated tasks that I need to build the package.</text:p>
      <text:p text:style-name="P73"/>
      <text:p text:style-name="P101">I’m going to show you some that you might find useful</text:p>
      <text:p text:style-name="P73"><text:soft-page-break/></text:p>
      <text:p text:style-name="P21"><text:span text:style-name="T25">5</text:span>) <text:span text:style-name="T2">standardW</text:span><text:span text:style-name="T1">eight() </text:span><text:span text:style-name="T9">or ws()</text:span></text:p>
      <text:p text:style-name="P16">When there are multiple WS equations, the goal is to have a NC Bias</text:p>
      <text:p text:style-name="P21">standardWeight('BKT', 150) <text:span text:style-name="T19">#SABKT </text:span><text:span text:style-name="T24">is the default</text:span></text:p>
      <text:p text:style-name="P16">What if we have stocked BKT from a Lake?</text:p>
      <text:p text:style-name="P21">standardWeight('BKT', 150, 'B') <text:span text:style-name="T19">#Old BKT equation</text:span></text:p>
      <text:p text:style-name="P22"/>
      <text:p text:style-name="P22">standardWeight('BKT', <text:span text:style-name="T13">79</text:span>) <text:span text:style-name="T13">#cut off is 80mm TL</text:span></text:p>
      <text:p text:style-name="P23">standardWeight('BKT', 1<text:span text:style-name="T20">19</text:span>, 'B') <text:span text:style-name="T19">#Old </text:span><text:span text:style-name="T20">equation didn’t start working until tl_mm = 120</text:span></text:p>
      <text:p text:style-name="P22"/>
      <text:p text:style-name="P102"><text:span text:style-name="T1">standard weight equation parameters </text:span><text:span text:style-name="T4">are </text:span><text:span text:style-name="T1">in a hidden dataset</text:span></text:p>
      <text:p text:style-name="P34">these are ‘hidden’ because need to make sure users don’t change anything </text:p>
      <text:p text:style-name="P21">NCIFD:::wsLookup – <text:span text:style-name="T56">all 47 NC species and their 58 WS equations</text:span></text:p>
      <text:p text:style-name="P102"/>
      <text:p text:style-name="P102">show BKT_A – <text:span text:style-name="T55">note if you don’t declare a equation variation, then defaults to A</text:span></text:p>
      <text:p text:style-name="P103">so there’s are the same</text:p>
      <text:p text:style-name="P24">standardWeight('BKT', 150) <text:span text:style-name="T19">#SABKT </text:span><text:span text:style-name="T24">is the default</text:span></text:p>
      <text:p text:style-name="P24">standardWeight('BKT', 150, '<text:span text:style-name="T55">A</text:span>') <text:span text:style-name="T19">#SABKT </text:span><text:span text:style-name="T24">is the default</text:span></text:p>
      <text:p text:style-name="P22"/>
      <text:p text:style-name="P26"><text:span text:style-name="T1">help(</text:span><text:span text:style-name="T4">ws</text:span><text:span text:style-name="T1">)</text:span> </text:p>
      <text:p text:style-name="P31">alias</text:p>
      <text:p text:style-name="P31">fishes with multiple ws equations</text:p>
      <text:p text:style-name="P27">references</text:p>
      <text:p text:style-name="P25"/>
      <text:p text:style-name="P13">tests</text:p>
      <text:p text:style-name="P32">tests/test_condition.R</text:p>
      <text:p text:style-name="P30">test against published values</text:p>
      <text:p text:style-name="P104">WY from Techniques II, BCR and BG from Ogle, and BKT form DG</text:p>
      <text:p text:style-name="P25"/>
      <text:p text:style-name="P17">print the function to the screen</text:p>
      <text:p text:style-name="P104">ws</text:p>
      <text:p text:style-name="P25"/>
      <text:p text:style-name="P14"><text:span text:style-name="T26">6</text:span>) relative weight</text:p>
      <text:p text:style-name="P33">can skip standardWeight and go straight to relative weight</text:p>
      <text:p text:style-name="P35"><text:s text:c="2"/><text:span text:style-name="T56">calls standardWeight() internally</text:span></text:p>
      <text:p text:style-name="P35">call is the same but with weight in grams also</text:p>
      <text:p text:style-name="P4">relativeWeight('BKT', 150, 30, '<text:span text:style-name="T14">B</text:span>'<text:span text:style-name="T14">) #or just call relativeWeight()</text:span></text:p>
      <text:p text:style-name="P2"/>
      <text:p text:style-name="P108">7) cleanBIODE() - take the messy excel files from BIODE and cleans them of for analysis in R or excel</text:p>
      <text:p text:style-name="P2"/>
      <text:p text:style-name="P108">help(cleanBIODE) – what the variable names are</text:p>
      <text:p text:style-name="P2"/>
      <text:p text:style-name="P106"><text:span text:style-name="T58">8</text:span>) ordinalDate() #commonly mis-called Julian Dates</text:p>
      <text:p text:style-name="P106">converts R dates to ordinal date (integers)</text:p>
      <text:p text:style-name="P106">ordinalDate(as.Date(c("1/1/2000", "07/01/1999", "12/31/1970"), format = '%m/%d/%Y'))</text:p>
      <text:p text:style-name="P106"/>
      <text:p text:style-name="P106">converts POSIX.ct dates to ordinal dates (decimals)</text:p>
      <text:p text:style-name="P107">ordinalDate(as.POSIXct(c('2020-02-28 12:00:00', '2020-02-29 12:00:00', '2020-03-01 12:00:00'), <text:span text:style-name="T58">tz=</text:span>"<text:span text:style-name="T58">EST</text:span>"))</text:p>
      <text:p text:style-name="P107"><text:soft-page-break/></text:p>
      <text:p text:style-name="P108">Note that LYD is NA. There is an option to keep-up with LYD’s if you want.</text:p>
      <text:p text:style-name="P108">Need this if you want a Jan 1 – Dec31 X-axis but with multple years of data</text:p>
      <text:p text:style-name="P107"/>
      <text:p text:style-name="P108">9) movingAverage() - calculates a simple symmetrical moving average for smoothing out WQ data</text:p>
      <text:p text:style-name="P108">not built in and I HATED the solutions I found googling.</text:p>
      <text:p text:style-name="P108">My approach is IMHO very clever and clean and can do about 100k averages per second on my 10-YO laptop. <text:s/>But <text:span text:style-name="T59">that’s slow and that slowness eats at me. <text:s/>A</text:span> better programmer could do <text:span text:style-name="T59">an easy </text:span>1M average/sec. <text:s/><text:span text:style-name="T59">For comparison the realtiveWeight() can calculates 1M relative weight in ¼ of a second. <text:s/></text:span><text:s text:c="2"/></text:p>
      <text:p text:style-name="P108"/>
      <text:p text:style-name="P108">test ← sample(1:100, 50, replace = TRUE)</text:p>
      <text:p text:style-name="P108">movingAverage(test, 10)</text:p>
      <text:p text:style-name="P108"/>
      <text:p text:style-name="P109">10) Z2A() - instantaneous to annual mortality rate converter</text:p>
      <text:p text:style-name="P109">Z2A(0.69)</text:p>
      <text:p text:style-name="P109"/>
      <text:p text:style-name="P109">Z2A(0.69, 0.1) #if you can give it a standard error, will convert the SE and also bootstrap the CI (thanks to Kyle)</text:p>
      <text:p text:style-name="P109"/>
      <text:p text:style-name="P109">Z2A(0.69, 0.1, 0.99) #finally, defaults to a 95% CI, but it can do any percentages</text:p>
      <text:p text:style-name="P109"/>
      <text:p text:style-name="P109">11) quick2Sample() - <text:span text:style-name="T60">quick and dirty 2-tailed 2-sample tests on summarized data</text:span></text:p>
      <text:p text:style-name="P110">Santeetlah (9/1998-9/1999): WY Harvest Est = 2635 (SE = 1058)</text:p>
      <text:p text:style-name="P110">Nantahala (6/1999-5/2000): WY Harvest Est = 975 (SE = 226)</text:p>
      <text:p text:style-name="P109"/>
      <text:p text:style-name="P109">quick2Sample (<text:span text:style-name="T60">2635</text:span>, <text:span text:style-name="T60">975,</text:span> <text:s/><text:span text:style-name="T60">1058</text:span>, <text:span text:style-name="T60">226</text:span>)</text:p>
      <text:p text:style-name="P110"/>
      <text:p text:style-name="P110">Are there problems with this? Yes, this is awful. <text:span text:style-name="T61">But it’s better that nothing.</text:span></text:p>
      <text:p text:style-name="P110"/>
      <text:p text:style-name="P110">If you have sample sizes also it will do a proper T-test and Equal Variance test </text:p>
      <text:p text:style-name="P7"/>
      <text:p text:style-name="P111">12) common metric to american conversions and vice-versa</text:p>
      <text:p text:style-name="P111">in2mm(8)</text:p>
      <text:p text:style-name="P111">c2f(20)</text:p>
      <text:p text:style-name="P111">ha2ac(100)</text:p>
      <text:p text:style-name="P111"/>
      <text:p text:style-name="P111">help(in2mm) #view the entire family of conversion factors</text:p>
      <text:p text:style-name="P111"/>
      <text:p text:style-name="P111">13) df viewing</text:p>
      <text:p text:style-name="P111">fishes</text:p>
      <text:p text:style-name="P111">head(fishes)</text:p>
      <text:p text:style-name="P111">dfCols(fishes) #summarizes the cols and emmunlates how tibbles ‘print’</text:p>
      <text:p text:style-name="P112">dfScan(fishes) <text:span text:style-name="T62">#number of rows defaults to 40</text:span></text:p>
      <text:p text:style-name="P112">dfSlim(fishes) <text:s/><text:span text:style-name="T62">#only returns the row that will fit on your screen</text:span></text:p>
      <text:p text:style-name="P112"/>
      <text:p text:style-name="P111"/>
      <text:p text:style-name="P111"/>
      <text:p text:style-name="P7"/>
      <text:p text:style-name="P7"/>
      <text:p text:style-name="P120"><text:soft-page-break/><text:span text:style-name="T7">1</text:span><text:span text:style-name="T10">4</text:span><text:span text:style-name="T1">) ferret</text:span><text:span text:style-name="T3">()</text:span><text:span text:style-name="T16"> - </text:span><text:span text:style-name="T22">searches texty dataframes –</text:span></text:p>
      <text:p text:style-name="P120"><text:span text:style-name="T63"><text:tab/>very loose </text:span><text:span text:style-name="T64">(partial matches and case insensitive)</text:span></text:p>
      <text:p text:style-name="P120"><text:tab/><text:span text:style-name="T64">very tight (no partial matching and case sensitive)</text:span></text:p>
      <text:p text:style-name="P9"/>
      <text:p text:style-name="P19">Use fruitSalad to demo ferret</text:p>
      <text:p text:style-name="P9"/>
      <text:p text:style-name="P9"><text:bookmark-start text:name="__DdeLink__31096_1460938956"/>When are STB stocked in Lake Hiwassee?</text:p>
      <text:p text:style-name="P1">ferret(warmwaterStockingTrips, 'hiwassee')</text:p>
      <text:p text:style-name="P1">ferret(warmwaterStockingTrips, c('sb', 'hiwassee'))</text:p>
      <text:p text:style-name="P1"/>
      <text:p text:style-name="P9">When does TRH have walleye for stocking?</text:p>
      <text:p text:style-name="P1"><text:span text:style-name="T21">fe</text:span>rret(warmwaterStockingTrips, c('wy')) #notice that it finds 'wy' in notes "hwy"</text:p>
      <text:p text:style-name="P1"><text:tab/><text:span text:style-name="T63">but wait it returns more species than just walleye because it finds ‘wy’ in ‘hwy’ in notes colums</text:span></text:p>
      <text:p text:style-name="P1"/>
      <text:p text:style-name="P121">Try exact matching</text:p>
      <text:p text:style-name="P8">ferret(warmwaterStockingTrips, c('<text:span text:style-name="T64">wy</text:span>'), exact = TRUE) <text:span text:style-name="T64">#why dosne’t this work?</text:span></text:p>
      <text:p text:style-name="P8"/>
      <text:p text:style-name="P1">ferret(warmwaterStockingTrips, c('WY'), exact = TRUE)<text:span text:style-name="T64">#the right answer</text:span></text:p>
      <text:p text:style-name="P1"/>
      <text:p text:style-name="P121">What if the overflowing rows are on our nerves?</text:p>
      <text:p text:style-name="P8"><text:span text:style-name="T64">dfSlim(ferret</text:span>(warmwaterStockingTrips, c('WY'), exact = TRUE)<text:span text:style-name="T64">)</text:span></text:p>
      <text:p text:style-name="P8"/>
      <text:p text:style-name="P9">I<text:span text:style-name="T11">s</text:span> <text:span text:style-name="T11">C</text:span>harles D <text:span text:style-name="T11">O</text:span>wen still getting winter pond stockings?</text:p>
      <text:p text:style-name="P1">ferret(coldwaterStockingTrips, 'charles')</text:p>
      <text:p text:style-name="P12"/>
      <text:p text:style-name="P11">Find all of David Yow’s Creel Reports</text:p>
      <text:p text:style-name="P37">head(reports) - <text:span text:style-name="T27">s</text:span>how the references in reports</text:p>
      <text:p text:style-name="P3">ferret(reports, 'Yow'<text:span text:style-name="T15">) #too many results</text:span></text:p>
      <text:p text:style-name="P3">ferret(reports, c('Yow', 'creel')) <text:span text:style-name="T16">#can use multiple search terms</text:span></text:p>
      <text:p text:style-name="P3"/>
      <text:p text:style-name="P39">When are Bear, Cedar Cliff, Wolf and Tanassee Stocked?</text:p>
      <text:p text:style-name="P38">Are we still stocking Cedar Cliff? <text:s/>Duke Power has been working on the dam and blocked off the parking lot. </text:p>
      <text:p text:style-name="P38"/>
      <text:p text:style-name="P20">Who is april boggs?</text:p>
      <text:p text:style-name="P10"/>
      <text:p text:style-name="P3"/>
      <text:p text:style-name="P123">Luke Reques<text:span text:style-name="T65">t</text:span></text:p>
      <text:p text:style-name="P122">Good morning,</text:p>
      <text:p text:style-name="Text_20_body"><text:span text:style-name="T50">C</text:span><text:span text:style-name="T49">an y’all send me any excel data y’all have for Calderwood, Santeetlah, Cheoah, and/or Emory reservoirs?</text:span></text:p>
      <text:p text:style-name="P114"/>
      <text:p text:style-name="P117">You jerks only stocked big snowbird HS once all last year</text:p>
      <text:p text:style-name="P118"><text:bookmark-end text:name="__DdeLink__31096_1460938956"/></text:p>
      <text:p text:style-name="P114"/>
      <text:p text:style-name="P116">What I told Jake that I would do:</text:p>
      <text:p text:style-name="P114">But yes, from the package, I'll demonstrate the following useful fisheries functions:</text:p>
      <text:p text:style-name="P119"><text:soft-page-break/> </text:p>
      <text:p text:style-name="P119">  <text:span text:style-name="T48">relativeWeight</text:span></text:p>
      <text:p text:style-name="P119">  <text:span text:style-name="T48">standardWeight</text:span></text:p>
      <text:p text:style-name="P119">  <text:span text:style-name="T48">cleanBIODE (cleans up messy BIODE database queries)</text:span></text:p>
      <text:p text:style-name="P119">  <text:span text:style-name="T48">Z2A (converts instantaneous mortality rates to annual mortality rates)</text:span></text:p>
      <text:p text:style-name="P119"> </text:p>
      <text:p text:style-name="P115">I'll mention some of the other functions in the package, such as streamFlow(), movingAverage(), and all the metric to imperial unit conversions,  that are not fisheries per se, but useful.</text:p>
      <text:p text:style-name="P119"> </text:p>
      <text:p text:style-name="P115">Finally, I'll give them a tour of the data sets that are stored in the package and show them how to quickly search them with ferret() and export them to CSV files, in case they want to use the data but don't want to use R yet.  IMHO, the datasets stored in the package are the most important part.</text:p>
      <text:p text:style-name="P113">I'm going to do my best, but R literacy is going to have to increase in the Mountain Region to really take advantage of these resources.  I'm cautiously optimistic that demonstrating the package might help encourage some to learn R, but I'm really cautious in my optimism. </text:p>
      <text:p text:style-name="P119"> </text:p>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30T09:59:55.123104161</meta:creation-date>
    <dc:date>2022-03-04T16:10:37.789842937</dc:date>
    <meta:editing-duration>PT11H24M38S</meta:editing-duration>
    <meta:editing-cycles>39</meta:editing-cycles>
    <meta:generator>LibreOffice/7.3.1.3$Linux_X86_64 LibreOffice_project/30$Build-3</meta:generator>
    <meta:print-date>2021-08-31T16:53:55.582361536</meta:print-date>
    <meta:document-statistic meta:table-count="0" meta:image-count="0" meta:object-count="0" meta:page-count="7" meta:paragraph-count="202" meta:word-count="1926" meta:character-count="11853" meta:non-whitespace-character-count="10016"/>
  </office:meta>
</office:document-meta>
</file>